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ato" svg:font-family="Lato, 'Helvetica Neue', Helvetica, Arial, sans-serif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91919" style:font-name="Lato" fo:letter-spacing="normal" fo:font-style="normal" fo:font-weight="normal"/>
    </style:style>
    <style:style style:name="P2" style:family="paragraph" style:parent-style-name="Heading_20_2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4" style:family="paragraph" style:parent-style-name="Preformatted_20_Text">
      <style:paragraph-properties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5" style:family="paragraph" style:parent-style-name="Preformatted_20_Text">
      <style:paragraph-properties loext:contextual-spacing="false" fo:margin-top="0cm" fo:margin-bottom="0.499cm" fo:text-align="start" style:justify-single-word="false" fo:orphans="2" fo:widows="2" fo:background-color="#fafafa" fo:padding-left="0.049cm" fo:padding-right="0cm" fo:padding-top="0.049cm" fo:padding-bottom="0.049cm" fo:border-left="0.002cm solid #dddddd" fo:border-right="none" fo:border-top="0.002cm solid #dddddd" fo:border-bottom="0.002cm solid #dddddd">
        <style:background-image/>
      </style:paragraph-properties>
    </style:style>
    <style:style style:name="P6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normal"/>
    </style:style>
    <style:style style:name="P7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/>
    </style:style>
    <style:style style:name="P8" style:family="paragraph" style:parent-style-name="Text_20_body">
      <style:paragraph-properties loext:contextual-spacing="false" fo:margin-left="0cm" fo:margin-right="0cm" fo:margin-top="0cm" fo:margin-bottom="0cm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3" style:family="text">
      <style:text-properties fo:font-variant="normal" fo:text-transform="none" fo:color="#383a42" style:font-name="SFMono-Regular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83a42" fo:letter-spacing="normal" loext:padding="0cm" loext:border="none"/>
    </style:style>
    <style:style style:name="T5" style:family="text">
      <style:text-properties fo:font-variant="normal" fo:text-transform="none" fo:color="#a626a4" style:font-name="SFMono-Regula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50a14f" style:font-name="SFMono-Regular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86801" style:font-name="SFMono-Regular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191919" style:font-name="Lato" fo:letter-spacing="normal" fo:font-style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DICIONALES</text:p>
      <text:h text:style-name="P1" text:outline-level="2"/>
      <text:h text:style-name="P1" text:outline-level="2"><text:bookmark text:name="alternativa-simple"/>Alternativa simple</text:h>
      <text:p text:style-name="P7"><text:span text:style-name="T1"><text:tab/>Al ejecutarse la instrucción </text:span><text:span text:style-name="Source_20_Text"><text:span text:style-name="T2">if </text:span></text:span><text:span text:style-name="T1">se evalúa la condición lógica. Si la condición lógica es </text:span><text:span text:style-name="Source_20_Text"><text:span text:style-name="T2">True </text:span></text:span><text:span text:style-name="T1">se ejecutan de manera secuencial el bloque de instrucciones . Si la condición es </text:span><text:span text:style-name="Source_20_Text"><text:span text:style-name="T2">False </text:span></text:span><text:span text:style-name="T1">no se ejecuta el bloque de instrucciones. Una vez ejecutado el </text:span><text:span text:style-name="Source_20_Text"><text:span text:style-name="T2">if </text:span></text:span><text:span text:style-name="T1">(opción verdadera o falsa) se continúa la ejecución de forma secuencial por la siguiente instrucción (bloque de instrucción no identado).</text:span></text:p>
      <text:h text:style-name="P6" text:outline-level="3"><text:bookmark text:name="ejemplo"/>Ejemplo</text:h>
      <text:p text:style-name="P8">Programa que pida la edad y diga si es mayor de edad.</text:p>
      <text:p text:style-name="P3"><text:span text:style-name="Source_20_Text"><text:span text:style-name="T3">edad = </text:span></text:span><text:span text:style-name="Source_20_Text"><text:span text:style-name="T5">int</text:span></text:span><text:span text:style-name="Source_20_Text"><text:span text:style-name="T3">(</text:span></text:span><text:span text:style-name="Source_20_Text"><text:span text:style-name="T5">input</text:span></text:span><text:span text:style-name="Source_20_Text"><text:span text:style-name="T3">(</text:span></text:span><text:span text:style-name="Source_20_Text"><text:span text:style-name="T6">"Dime tu edad:"</text:span></text:span><text:span text:style-name="Source_20_Text"><text:span text:style-name="T3">))</text:span></text:span></text:p>
      <text:p text:style-name="P4"><text:span text:style-name="Source_20_Text"><text:span text:style-name="T5">if</text:span></text:span><text:span text:style-name="Source_20_Text"><text:span text:style-name="T3"> edad&gt;=</text:span></text:span><text:span text:style-name="Source_20_Text"><text:span text:style-name="T7">18</text:span></text:span><text:span text:style-name="Source_20_Text"><text:span text:style-name="T3">:</text:span></text:span></text:p>
      <text:p text:style-name="P4"><text:span text:style-name="Source_20_Text"><text:span text:style-name="T4"><text:s text:c="4"/></text:span></text:span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6">"Eres mayor de edad"</text:span></text:span><text:span text:style-name="Source_20_Text"><text:span text:style-name="T3">)</text:span></text:span></text:p>
      <text:p text:style-name="P5"><text:span text:style-name="Source_20_Text"><text:span text:style-name="T5">print</text:span></text:span><text:span text:style-name="Source_20_Text"><text:span text:style-name="T3">(</text:span></text:span><text:span text:style-name="Source_20_Text"><text:span text:style-name="T6">"Programa terminado"</text:span></text:span><text:span text:style-name="Source_20_Text"><text:span text:style-name="T3">)</text:span></text:span></text:p>
      <text:h text:style-name="P2" text:outline-level="2"><text:bookmark text:name="alternativa-doble"/>Alternativa doble</text:h>
      <text:p text:style-name="P7"><text:span text:style-name="T1"><text:tab/>Al ejecutarse la instrucción </text:span><text:span text:style-name="Source_20_Text"><text:span text:style-name="T2">if</text:span></text:span><text:span text:style-name="T1"> <text:s/>se evalúa la condición lógica. Si la condición lógica es <text:s/></text:span><text:span text:style-name="Strong_20_Emphasis"><text:span text:style-name="T8">True</text:span></text:span><text:span text:style-name="T1"> <text:s/>se ejecutan de manera secuencial el primer bloque de instrucciones. Si la condición es <text:s/></text:span><text:span text:style-name="Source_20_Text"><text:span text:style-name="T2">False</text:span></text:span><text:span text:style-name="T1"> <text:s/>se ejecuta el segundo bloque de instrucción. Una vez ejecutado el <text:s/></text:span><text:span text:style-name="Source_20_Text"><text:span text:style-name="T2">if</text:span></text:span><text:span text:style-name="T1"> <text:s/>(opción verdadera o falsa) se continúa la ejecución de forma secuencial por la siguiente instrucción (bloque de instrucción no identado).</text:span></text:p>
      <text:h text:style-name="P6" text:outline-level="3"><text:bookmark text:name="ejemplo1"/>Ejemplo</text:h>
      <text:p text:style-name="P8">Programa que pida la edad y diga si es mayor de edad o menor de edad.</text:p>
      <text:p text:style-name="P3"><text:span text:style-name="Source_20_Text"><text:span text:style-name="T3">edad = int(input(</text:span></text:span><text:span text:style-name="Source_20_Text"><text:span text:style-name="T6">"Dime tu edad:"</text:span></text:span><text:span text:style-name="Source_20_Text"><text:span text:style-name="T3">))</text:span></text:span></text:p>
      <text:p text:style-name="P4"><text:span text:style-name="Source_20_Text"><text:span text:style-name="T5">if</text:span></text:span><text:span text:style-name="Source_20_Text"><text:span text:style-name="T3"> edad&gt;=18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Eres mayor de edad"</text:span></text:span><text:span text:style-name="Source_20_Text"><text:span text:style-name="T3">)</text:span></text:span></text:p>
      <text:p text:style-name="P4"><text:span text:style-name="Source_20_Text"><text:span text:style-name="T5">else</text:span></text:span><text:span text:style-name="Source_20_Text"><text:span text:style-name="T3">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Eres menor de edad"</text:span></text:span><text:span text:style-name="Source_20_Text"><text:span text:style-name="T3">)</text:span></text:span></text:p>
      <text:p text:style-name="P5"><text:span text:style-name="Source_20_Text"><text:span text:style-name="T3">print(</text:span></text:span><text:span text:style-name="Source_20_Text"><text:span text:style-name="T6">"Programa terminado"</text:span></text:span><text:span text:style-name="Source_20_Text"><text:span text:style-name="T3">)</text:span></text:span></text:p>
      <text:h text:style-name="P2" text:outline-level="2"><text:bookmark text:name="alternativa-múltiple"/><text:soft-page-break/>Alternativa múltiple</text:h>
      <text:p text:style-name="P7"><text:span text:style-name="T1"><text:tab/>En este caso tenemos varias opciones. Vamos preguntando por cada una de las opciones y <text:s/></text:span><text:span text:style-name="Emphasis"><text:span text:style-name="T1">según</text:span></text:span><text:span text:style-name="T1"> <text:s/>el valor de la expresión ejecutamos un bloque o otro. Esta estructura de control nos permite programar la lógica de la instrucción <text:s/></text:span><text:span text:style-name="Source_20_Text"><text:span text:style-name="T2">Segun</text:span></text:span><text:span text:style-name="T1"> <text:s/>del pseudocódigo.</text:span></text:p>
      <text:h text:style-name="P6" text:outline-level="3"><text:bookmark text:name="ejemplo2"/>Ejemplo</text:h>
      <text:p text:style-name="P7"><text:span text:style-name="T1">Programa que pide una nota de un examen por teclado y muestra la nota como “Sobresaliente”, “Notable”, “Bien”, “Suficiente”, “Suspendido”. </text:span></text:p>
      <text:p text:style-name="P8">En python3 utilizamos la alternativa múltiple:</text:p>
      <text:p text:style-name="P3"><text:span text:style-name="Source_20_Text"><text:span text:style-name="T3">nota = int(input(</text:span></text:span><text:span text:style-name="Source_20_Text"><text:span text:style-name="T6">"Dime tu nota:"</text:span></text:span><text:span text:style-name="Source_20_Text"><text:span text:style-name="T3">))</text:span></text:span></text:p>
      <text:p text:style-name="P4"><text:span text:style-name="Source_20_Text"><text:span text:style-name="T5">if</text:span></text:span><text:span text:style-name="Source_20_Text"><text:span text:style-name="T3"> nota &gt;=1 </text:span></text:span><text:span text:style-name="Source_20_Text"><text:span text:style-name="T5">and</text:span></text:span><text:span text:style-name="Source_20_Text"><text:span text:style-name="T3"> nota &lt;= 4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Suspenso"</text:span></text:span><text:span text:style-name="Source_20_Text"><text:span text:style-name="T3">)</text:span></text:span></text:p>
      <text:p text:style-name="P4"><text:span text:style-name="Source_20_Text"><text:span text:style-name="T3">elif nota == 5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Suficiente"</text:span></text:span><text:span text:style-name="Source_20_Text"><text:span text:style-name="T3">)</text:span></text:span></text:p>
      <text:p text:style-name="P4"><text:span text:style-name="Source_20_Text"><text:span text:style-name="T3">elif nota == 6 </text:span></text:span><text:span text:style-name="Source_20_Text"><text:span text:style-name="T5">or</text:span></text:span><text:span text:style-name="Source_20_Text"><text:span text:style-name="T3"> nota == 7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Bien"</text:span></text:span><text:span text:style-name="Source_20_Text"><text:span text:style-name="T3">)</text:span></text:span></text:p>
      <text:p text:style-name="P4"><text:span text:style-name="Source_20_Text"><text:span text:style-name="T3">elif nota == 8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Notable"</text:span></text:span><text:span text:style-name="Source_20_Text"><text:span text:style-name="T3">)</text:span></text:span></text:p>
      <text:p text:style-name="P4"><text:span text:style-name="Source_20_Text"><text:span text:style-name="T3">elif nota ==9 </text:span></text:span><text:span text:style-name="Source_20_Text"><text:span text:style-name="T5">or</text:span></text:span><text:span text:style-name="Source_20_Text"><text:span text:style-name="T3"> nota == 10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Sobresaliente"</text:span></text:span><text:span text:style-name="Source_20_Text"><text:span text:style-name="T3">)</text:span></text:span></text:p>
      <text:p text:style-name="P4"><text:span text:style-name="Source_20_Text"><text:span text:style-name="T5">else</text:span></text:span><text:span text:style-name="Source_20_Text"><text:span text:style-name="T3">:</text:span></text:span></text:p>
      <text:p text:style-name="P4"><text:span text:style-name="Source_20_Text"><text:span text:style-name="T4"><text:s text:c="4"/></text:span></text:span><text:span text:style-name="Source_20_Text"><text:span text:style-name="T3">print(</text:span></text:span><text:span text:style-name="Source_20_Text"><text:span text:style-name="T6">"Nota incorrecta"</text:span></text:span><text:span text:style-name="Source_20_Text"><text:span text:style-name="T3">)</text:span></text:span></text:p>
      <text:p text:style-name="P5"><text:span text:style-name="Source_20_Text"><text:span text:style-name="T3">print(</text:span></text:span><text:span text:style-name="Source_20_Text"><text:span text:style-name="T6">"Programa terminado"</text:span></text:span><text:span text:style-name="Source_20_Text"><text:span text:style-name="T3">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ato" svg:font-family="Lato, 'Helvetica Neue', Helvetica, Arial, sans-serif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jua rodríguez</meta:initial-creator>
    <meta:creation-date>2019-11-17T17:43:44</meta:creation-date>
    <meta:document-statistic meta:table-count="0" meta:image-count="0" meta:object-count="0" meta:page-count="2" meta:paragraph-count="38" meta:word-count="307" meta:character-count="1991"/>
    <dc:date>2019-11-17T17:47:24</dc:date>
    <dc:creator>jose jua rodríguez</dc:creator>
    <meta:editing-duration>PT3M40S</meta:editing-duration>
    <meta:editing-cycles>1</meta:editing-cycles>
    <meta:generator>OpenOffice/4.0.1$Unix OpenOffice.org_project/401m5$Build-9714</meta:generator>
  </office:meta>
</office:document-meta>
</file>